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32x32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0.879577" calcext:value-type="float">
            <text:p>0.879577</text:p>
          </table:table-cell>
          <table:table-cell table:formula="of:=[.A2]-[.$D$2]" office:value-type="float" office:value="0.0136224500000001" calcext:value-type="float">
            <text:p>0.01362245</text:p>
          </table:table-cell>
          <table:table-cell table:formula="of:=POWER([.B2]; 2)" office:value-type="float" office:value="0.000185571144002502" calcext:value-type="float">
            <text:p>0.000185571144003</text:p>
          </table:table-cell>
          <table:table-cell table:formula="of:=AVERAGE([.A2:.A21])" office:value-type="float" office:value="0.86595455" calcext:value-type="float">
            <text:p>0.86595455</text:p>
          </table:table-cell>
          <table:table-cell table:formula="of:=MAX([.A2:.A21])" office:value-type="float" office:value="1.244469" calcext:value-type="float">
            <text:p>1.244469</text:p>
          </table:table-cell>
          <table:table-cell table:formula="of:=MIN([.A2:.A21])" office:value-type="float" office:value="0.620306" calcext:value-type="float">
            <text:p>0.620306</text:p>
          </table:table-cell>
          <table:table-cell table:formula="of:=SQRT((1/20)*SUM([.C2:.C21]))" office:value-type="float" office:value="0.18723751510968" calcext:value-type="float">
            <text:p>0.18723751510968</text:p>
          </table:table-cell>
        </table:table-row>
        <table:table-row table:style-name="ro1">
          <table:table-cell office:value-type="float" office:value="1.244469" calcext:value-type="float">
            <text:p>1.244469</text:p>
          </table:table-cell>
          <table:table-cell table:formula="of:=[.A3]-[.$D$2]" office:value-type="float" office:value="0.37851445" calcext:value-type="float">
            <text:p>0.37851445</text:p>
          </table:table-cell>
          <table:table-cell table:formula="of:=POWER([.B3]; 2)" office:value-type="float" office:value="0.143273188858803" calcext:value-type="float">
            <text:p>0.143273188858803</text:p>
          </table:table-cell>
          <table:table-cell table:number-columns-repeated="4"/>
        </table:table-row>
        <table:table-row table:style-name="ro1">
          <table:table-cell office:value-type="float" office:value="0.973505" calcext:value-type="float">
            <text:p>0.973505</text:p>
          </table:table-cell>
          <table:table-cell table:formula="of:=[.A4]-[.$D$2]" office:value-type="float" office:value="0.10755045" calcext:value-type="float">
            <text:p>0.10755045</text:p>
          </table:table-cell>
          <table:table-cell table:formula="of:=POWER([.B4]; 2)" office:value-type="float" office:value="0.0115670992952025" calcext:value-type="float">
            <text:p>0.011567099295203</text:p>
          </table:table-cell>
          <table:table-cell table:number-columns-repeated="4"/>
        </table:table-row>
        <table:table-row table:style-name="ro1">
          <table:table-cell office:value-type="float" office:value="0.913181" calcext:value-type="float">
            <text:p>0.913181</text:p>
          </table:table-cell>
          <table:table-cell table:formula="of:=[.A5]-[.$D$2]" office:value-type="float" office:value="0.04722645" calcext:value-type="float">
            <text:p>0.04722645</text:p>
          </table:table-cell>
          <table:table-cell table:formula="of:=POWER([.B5]; 2)" office:value-type="float" office:value="0.0022303375796025" calcext:value-type="float">
            <text:p>0.002230337579603</text:p>
          </table:table-cell>
          <table:table-cell table:number-columns-repeated="4"/>
        </table:table-row>
        <table:table-row table:style-name="ro1">
          <table:table-cell office:value-type="float" office:value="0.975018" calcext:value-type="float">
            <text:p>0.975018</text:p>
          </table:table-cell>
          <table:table-cell table:formula="of:=[.A6]-[.$D$2]" office:value-type="float" office:value="0.10906345" calcext:value-type="float">
            <text:p>0.10906345</text:p>
          </table:table-cell>
          <table:table-cell table:formula="of:=POWER([.B6]; 2)" office:value-type="float" office:value="0.0118948361259025" calcext:value-type="float">
            <text:p>0.011894836125903</text:p>
          </table:table-cell>
          <table:table-cell table:number-columns-repeated="4"/>
        </table:table-row>
        <table:table-row table:style-name="ro1">
          <table:table-cell office:value-type="float" office:value="0.664159" calcext:value-type="float">
            <text:p>0.664159</text:p>
          </table:table-cell>
          <table:table-cell table:formula="of:=[.A7]-[.$D$2]" office:value-type="float" office:value="-0.20179555" calcext:value-type="float">
            <text:p>-0.20179555</text:p>
          </table:table-cell>
          <table:table-cell table:formula="of:=POWER([.B7]; 2)" office:value-type="float" office:value="0.0407214439998025" calcext:value-type="float">
            <text:p>0.040721443999803</text:p>
          </table:table-cell>
          <table:table-cell table:number-columns-repeated="4"/>
        </table:table-row>
        <table:table-row table:style-name="ro1">
          <table:table-cell office:value-type="float" office:value="0.96531" calcext:value-type="float">
            <text:p>0.96531</text:p>
          </table:table-cell>
          <table:table-cell table:formula="of:=[.A8]-[.$D$2]" office:value-type="float" office:value="0.0993554500000001" calcext:value-type="float">
            <text:p>0.09935545</text:p>
          </table:table-cell>
          <table:table-cell table:formula="of:=POWER([.B8]; 2)" office:value-type="float" office:value="0.00987150544470252" calcext:value-type="float">
            <text:p>0.009871505444703</text:p>
          </table:table-cell>
          <table:table-cell table:number-columns-repeated="4"/>
        </table:table-row>
        <table:table-row table:style-name="ro1">
          <table:table-cell office:value-type="float" office:value="1.114532" calcext:value-type="float">
            <text:p>1.114532</text:p>
          </table:table-cell>
          <table:table-cell table:formula="of:=[.A9]-[.$D$2]" office:value-type="float" office:value="0.24857745" calcext:value-type="float">
            <text:p>0.24857745</text:p>
          </table:table-cell>
          <table:table-cell table:formula="of:=POWER([.B9]; 2)" office:value-type="float" office:value="0.0617907486485026" calcext:value-type="float">
            <text:p>0.061790748648503</text:p>
          </table:table-cell>
          <table:table-cell table:number-columns-repeated="4"/>
        </table:table-row>
        <table:table-row table:style-name="ro1">
          <table:table-cell office:value-type="float" office:value="0.622751" calcext:value-type="float">
            <text:p>0.622751</text:p>
          </table:table-cell>
          <table:table-cell table:formula="of:=[.A10]-[.$D$2]" office:value-type="float" office:value="-0.24320355" calcext:value-type="float">
            <text:p>-0.24320355</text:p>
          </table:table-cell>
          <table:table-cell table:formula="of:=POWER([.B10]; 2)" office:value-type="float" office:value="0.0591479667326025" calcext:value-type="float">
            <text:p>0.059147966732603</text:p>
          </table:table-cell>
          <table:table-cell table:number-columns-repeated="4"/>
        </table:table-row>
        <table:table-row table:style-name="ro1">
          <table:table-cell office:value-type="float" office:value="0.658649" calcext:value-type="float">
            <text:p>0.658649</text:p>
          </table:table-cell>
          <table:table-cell table:formula="of:=[.A11]-[.$D$2]" office:value-type="float" office:value="-0.20730555" calcext:value-type="float">
            <text:p>-0.20730555</text:p>
          </table:table-cell>
          <table:table-cell table:formula="of:=POWER([.B11]; 2)" office:value-type="float" office:value="0.0429755910608025" calcext:value-type="float">
            <text:p>0.042975591060803</text:p>
          </table:table-cell>
          <table:table-cell table:number-columns-repeated="4"/>
        </table:table-row>
        <table:table-row table:style-name="ro1">
          <table:table-cell office:value-type="float" office:value="1.020285" calcext:value-type="float">
            <text:p>1.020285</text:p>
          </table:table-cell>
          <table:table-cell table:formula="of:=[.A12]-[.$D$2]" office:value-type="float" office:value="0.15433045" calcext:value-type="float">
            <text:p>0.15433045</text:p>
          </table:table-cell>
          <table:table-cell table:formula="of:=POWER([.B12]; 2)" office:value-type="float" office:value="0.0238178877972025" calcext:value-type="float">
            <text:p>0.023817887797203</text:p>
          </table:table-cell>
          <table:table-cell table:number-columns-repeated="4"/>
        </table:table-row>
        <table:table-row table:style-name="ro1">
          <table:table-cell office:value-type="float" office:value="0.661444" calcext:value-type="float">
            <text:p>0.661444</text:p>
          </table:table-cell>
          <table:table-cell table:formula="of:=[.A13]-[.$D$2]" office:value-type="float" office:value="-0.20451055" calcext:value-type="float">
            <text:p>-0.20451055</text:p>
          </table:table-cell>
          <table:table-cell table:formula="of:=POWER([.B13]; 2)" office:value-type="float" office:value="0.0418245650613025" calcext:value-type="float">
            <text:p>0.041824565061303</text:p>
          </table:table-cell>
          <table:table-cell table:number-columns-repeated="4"/>
        </table:table-row>
        <table:table-row table:style-name="ro1">
          <table:table-cell office:value-type="float" office:value="0.634383" calcext:value-type="float">
            <text:p>0.634383</text:p>
          </table:table-cell>
          <table:table-cell table:formula="of:=[.A14]-[.$D$2]" office:value-type="float" office:value="-0.23157155" calcext:value-type="float">
            <text:p>-0.23157155</text:p>
          </table:table-cell>
          <table:table-cell table:formula="of:=POWER([.B14]; 2)" office:value-type="float" office:value="0.0536253827694025" calcext:value-type="float">
            <text:p>0.053625382769403</text:p>
          </table:table-cell>
          <table:table-cell table:number-columns-repeated="4"/>
        </table:table-row>
        <table:table-row table:style-name="ro1">
          <table:table-cell office:value-type="float" office:value="0.620306" calcext:value-type="float">
            <text:p>0.620306</text:p>
          </table:table-cell>
          <table:table-cell table:formula="of:=[.A15]-[.$D$2]" office:value-type="float" office:value="-0.24564855" calcext:value-type="float">
            <text:p>-0.24564855</text:p>
          </table:table-cell>
          <table:table-cell table:formula="of:=POWER([.B15]; 2)" office:value-type="float" office:value="0.0603432101171024" calcext:value-type="float">
            <text:p>0.060343210117103</text:p>
          </table:table-cell>
          <table:table-cell table:number-columns-repeated="4"/>
        </table:table-row>
        <table:table-row table:style-name="ro1">
          <table:table-cell office:value-type="float" office:value="0.788735" calcext:value-type="float">
            <text:p>0.788735</text:p>
          </table:table-cell>
          <table:table-cell table:formula="of:=[.A16]-[.$D$2]" office:value-type="float" office:value="-0.0772195499999999" calcext:value-type="float">
            <text:p>-0.07721955</text:p>
          </table:table-cell>
          <table:table-cell table:formula="of:=POWER([.B16]; 2)" office:value-type="float" office:value="0.00596285890220249" calcext:value-type="float">
            <text:p>0.005962858902202</text:p>
          </table:table-cell>
          <table:table-cell table:number-columns-repeated="4"/>
        </table:table-row>
        <table:table-row table:style-name="ro1">
          <table:table-cell office:value-type="float" office:value="0.830544" calcext:value-type="float">
            <text:p>0.830544</text:p>
          </table:table-cell>
          <table:table-cell table:formula="of:=[.A17]-[.$D$2]" office:value-type="float" office:value="-0.0354105499999999" calcext:value-type="float">
            <text:p>-0.03541055</text:p>
          </table:table-cell>
          <table:table-cell table:formula="of:=POWER([.B17]; 2)" office:value-type="float" office:value="0.0012539070513025" calcext:value-type="float">
            <text:p>0.001253907051303</text:p>
          </table:table-cell>
          <table:table-cell table:number-columns-repeated="4"/>
        </table:table-row>
        <table:table-row table:style-name="ro1">
          <table:table-cell office:value-type="float" office:value="0.673957" calcext:value-type="float">
            <text:p>0.673957</text:p>
          </table:table-cell>
          <table:table-cell table:formula="of:=[.A18]-[.$D$2]" office:value-type="float" office:value="-0.19199755" calcext:value-type="float">
            <text:p>-0.19199755</text:p>
          </table:table-cell>
          <table:table-cell table:formula="of:=POWER([.B18]; 2)" office:value-type="float" office:value="0.0368630592060025" calcext:value-type="float">
            <text:p>0.036863059206003</text:p>
          </table:table-cell>
          <table:table-cell table:number-columns-repeated="4"/>
        </table:table-row>
        <table:table-row table:style-name="ro1">
          <table:table-cell office:value-type="float" office:value="1.025324" calcext:value-type="float">
            <text:p>1.025324</text:p>
          </table:table-cell>
          <table:table-cell table:formula="of:=[.A19]-[.$D$2]" office:value-type="float" office:value="0.15936945" calcext:value-type="float">
            <text:p>0.15936945</text:p>
          </table:table-cell>
          <table:table-cell table:formula="of:=POWER([.B19]; 2)" office:value-type="float" office:value="0.0253986215933025" calcext:value-type="float">
            <text:p>0.025398621593303</text:p>
          </table:table-cell>
          <table:table-cell table:number-columns-repeated="4"/>
        </table:table-row>
        <table:table-row table:style-name="ro1">
          <table:table-cell office:value-type="float" office:value="1.11833" calcext:value-type="float">
            <text:p>1.11833</text:p>
          </table:table-cell>
          <table:table-cell table:formula="of:=[.A20]-[.$D$2]" office:value-type="float" office:value="0.25237545" calcext:value-type="float">
            <text:p>0.25237545</text:p>
          </table:table-cell>
          <table:table-cell table:formula="of:=POWER([.B20]; 2)" office:value-type="float" office:value="0.0636933677627026" calcext:value-type="float">
            <text:p>0.063693367762703</text:p>
          </table:table-cell>
          <table:table-cell table:number-columns-repeated="4"/>
        </table:table-row>
        <table:table-row table:style-name="ro1">
          <table:table-cell office:value-type="float" office:value="0.934632" calcext:value-type="float">
            <text:p>0.934632</text:p>
          </table:table-cell>
          <table:table-cell table:formula="of:=[.A21]-[.$D$2]" office:value-type="float" office:value="0.06867745" calcext:value-type="float">
            <text:p>0.06867745</text:p>
          </table:table-cell>
          <table:table-cell table:formula="of:=POWER([.B21]; 2)" office:value-type="float" office:value="0.0047165921385025" calcext:value-type="float">
            <text:p>0.0047165921385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5:23.468183468</dc:date>
    <meta:editing-duration>PT55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